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0d482" officeooo:paragraph-rsid="0000d482"/>
    </style:style>
    <style:style style:name="P2" style:family="paragraph" style:parent-style-name="Text_20_body">
      <style:text-properties officeooo:paragraph-rsid="0000d482"/>
    </style:style>
    <style:style style:name="P3" style:family="paragraph" style:parent-style-name="Text_20_body">
      <style:text-properties officeooo:rsid="0003de18" officeooo:paragraph-rsid="0003de18"/>
    </style:style>
    <style:style style:name="P4" style:family="paragraph" style:parent-style-name="Text_20_body">
      <style:text-properties officeooo:rsid="00072582" officeooo:paragraph-rsid="00072582"/>
    </style:style>
    <style:style style:name="P5" style:family="paragraph" style:parent-style-name="Title">
      <style:text-properties officeooo:rsid="0000d482" officeooo:paragraph-rsid="0000d482"/>
    </style:style>
    <style:style style:name="T1" style:family="text">
      <style:text-properties officeooo:rsid="00023269"/>
    </style:style>
    <style:style style:name="T2" style:family="text">
      <style:text-properties officeooo:rsid="0005d035"/>
    </style:style>
    <style:style style:name="T3" style:family="text">
      <style:text-properties officeooo:rsid="00072582"/>
    </style:style>
    <style:style style:name="T4" style:family="text">
      <style:text-properties officeooo:rsid="0008ab97"/>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antworten Math Opt.</text:p>
      <text:h text:style-name="Heading_20_3" text:outline-level="3">Aufgabe 2</text:h>
      <text:p text:style-name="P1">Funktionen wie beispielsweise <draw:frame draw:style-name="fr1" draw:name="Objekt1" text:anchor-type="as-char" svg:y="-0.437cm" svg:width="1.198cm" svg:height="0.527cm" draw:z-index="0"><draw:object xlink:href="./Object 1" xlink:type="simple" xlink:show="embed" xlink:actuate="onLoad"/><draw:image xlink:href="./ObjectReplacements/Object 1" xlink:type="simple" xlink:show="embed" xlink:actuate="onLoad"/></draw:frame>oder <draw:frame draw:style-name="fr1" draw:name="Objekt2" text:anchor-type="as-char" svg:y="-0.437cm" svg:width="3.711cm" svg:height="0.557cm" draw:z-index="1"><draw:object xlink:href="./Object 2" xlink:type="simple" xlink:show="embed" xlink:actuate="onLoad"/><draw:image xlink:href="./ObjectReplacements/Object 2" xlink:type="simple" xlink:show="embed" xlink:actuate="onLoad"/></draw:frame>sind aufgrund <text:span text:style-name="T1">des hohen Faktors der Variablen, stark nichtlinear. Insbesondere bei Werten </text:span><text:span text:style-name="T1"><draw:frame draw:style-name="fr1" draw:name="Objekt3" text:anchor-type="as-char" svg:y="-0.377cm" svg:width="1.115cm" svg:height="0.469cm" draw:z-index="2"><draw:object xlink:href="./Object 3" xlink:type="simple" xlink:show="embed" xlink:actuate="onLoad"/><draw:image xlink:href="./ObjectReplacements/Object 3" xlink:type="simple" xlink:show="embed" xlink:actuate="onLoad"/></draw:frame></text:span><text:span text:style-name="T1">führen bereits kleine Veränderungen des x-Werts zu großen Veränderungen des Funktionswerts. Bei Quasi-Newton Verfahren (z.B. BFGS) führt das zu einer schlecht Konditionierten Hessematrix. Da hier die inverse der Hessematrix nicht berechnet sondern Approximiert und aus den vorherigen werten angepasst wird kommt es zur Fehlerfortpflanzung und numerischer Instabilität.</text:span></text:p>
      <text:p text:style-name="P3">Mögliche Lösungen:</text:p>
      <text:p text:style-name="P3">Man könnte die Eingabe Werte in die Funktion Skalieren, um die starke Nichtlinearität der Funktion abzuschwächen. Beispielsweise könnte man x durch <draw:frame draw:style-name="fr1" draw:name="Objekt4" text:anchor-type="as-char" svg:y="-0.619cm" svg:width="1.298cm" svg:height="0.998cm" draw:z-index="3"><draw:object xlink:href="./Object 4" xlink:type="simple" xlink:show="embed" xlink:actuate="onLoad"/><draw:image xlink:href="./ObjectReplacements/Object 4" xlink:type="simple" xlink:show="embed" xlink:actuate="onLoad"/></draw:frame><text:span text:style-name="T2">ersetzen. Ebenfalls kann man Line Search benutzen um eine Optimale Schrittweite zu wählen um zu große Schritte und damit einhergehend „Overshooting“ zu vermeiden. Eine weitere Möglichkeit wäre ein Stabileres Verfahren für stark nichtlineare Funktionen zu verwenden. L-BFGS </text:span><text:span text:style-name="T3">speichert z.B. nicht alle Anpassungen der Hessematrix und verringert dadurch Fehlerfortpflanzung.</text:span></text:p>
      <text:p text:style-name="P3"/>
      <text:p text:style-name="P4">Problem in test_BFGS5:</text:p>
      <text:p text:style-name="P4">Bei der Funktion <draw:frame draw:style-name="fr1" draw:name="Objekt5" text:anchor-type="as-char" svg:y="-0.437cm" svg:width="6.156cm" svg:height="0.557cm" draw:z-index="4"><draw:object xlink:href="./Object 5" xlink:type="simple" xlink:show="embed" xlink:actuate="onLoad"/><draw:image xlink:href="./ObjectReplacements/Object 5" xlink:type="simple" xlink:show="embed" xlink:actuate="onLoad"/></draw:frame>kommt eine stark unterschiedliche Skalierung der Variablen hinzu. Das verschlechtert die Konditionierung der Funktion. Der Optimierungsalgorithmus würde stark in Richtung x konvergieren während er für y und insbesondere z viel länger braucht oder überhaubt nicht konvergiert. <text:span text:style-name="T4">Dieses Problem könnte man durch Normalisierung der Faktoren lösen, indem man z.B. nur werte zwischen 0 und 1 zulässt.</text:span></text:p>
      <text:p text:style-name="P3"/>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17T11:53:10.680564757</meta:creation-date>
    <dc:date>2025-02-17T12:47:07.013648967</dc:date>
    <meta:editing-duration>PT2M44S</meta:editing-duration>
    <meta:editing-cycles>1</meta:editing-cycles>
    <meta:document-statistic meta:table-count="0" meta:image-count="0" meta:object-count="5" meta:page-count="1" meta:paragraph-count="7" meta:word-count="200" meta:character-count="1493" meta:non-whitespace-character-count="1300"/>
    <meta:generator>LibreOffice/6.4.7.2$Linux_X86_64 LibreOffice_project/40$Build-2</meta:generator>
  </office:meta>
</office:document-meta>
</file>

<file path=Object 1/content.xml><?xml version="1.0" encoding="utf-8"?>
<math xmlns="http://www.w3.org/1998/Math/MathML" display="block">
  <semantics>
    <mrow>
      <mi>x</mi>
      <mo stretchy="false">→</mo>
      <msup>
        <mi>x</mi>
        <mn>4</mn>
      </msup>
    </mrow>
    <annotation encoding="StarMath 5.0">x -&gt; x^4</annotation>
  </semantics>
</math>
</file>

<file path=Object 2/content.xml><?xml version="1.0" encoding="utf-8"?>
<math xmlns="http://www.w3.org/1998/Math/MathML" display="block">
  <semantics>
    <mrow>
      <mrow>
        <mo fence="true" stretchy="false">(</mo>
        <mrow>
          <mrow>
            <mi>x</mi>
            <mi>,</mi>
            <mi>y</mi>
            <mi>,</mi>
            <mi>z</mi>
          </mrow>
        </mrow>
        <mo fence="true" stretchy="false">)</mo>
      </mrow>
      <mo stretchy="false">→</mo>
      <mrow>
        <msup>
          <mi>x</mi>
          <mn>4</mn>
        </msup>
        <mo stretchy="false">+</mo>
        <msup>
          <mi>y</mi>
          <mn>4</mn>
        </msup>
        <mo stretchy="false">+</mo>
        <msup>
          <mi>z</mi>
          <mn>4</mn>
        </msup>
      </mrow>
    </mrow>
    <annotation encoding="StarMath 5.0">( x,y,z )-&gt;x^4+y^4+z^4</annotation>
  </semantics>
</math>
</file>

<file path=Object 3/content.xml><?xml version="1.0" encoding="utf-8"?>
<math xmlns="http://www.w3.org/1998/Math/MathML" display="block">
  <semantics>
    <mrow>
      <mrow>
        <mo fence="true" stretchy="true">|</mo>
        <mrow>
          <mi>x</mi>
        </mrow>
        <mo fence="true" stretchy="true">|</mo>
      </mrow>
      <mo stretchy="false">&gt;</mo>
      <mn>1</mn>
    </mrow>
    <annotation encoding="StarMath 5.0">abs{x} &gt; 1  </annotation>
  </semantics>
</math>
</file>

<file path=Object 4/content.xml><?xml version="1.0" encoding="utf-8"?>
<math xmlns="http://www.w3.org/1998/Math/MathML" display="block">
  <semantics>
    <mrow>
      <mover accent="true">
        <mi>x</mi>
        <mo stretchy="false">´</mo>
      </mover>
      <mo stretchy="false">=</mo>
      <mfrac>
        <mi>x</mi>
        <mn>10</mn>
      </mfrac>
    </mrow>
    <annotation encoding="StarMath 5.0">acute x = {x} over {10} </annotation>
  </semantics>
</math>
</file>

<file path=Object 5/content.xml><?xml version="1.0" encoding="utf-8"?>
<math xmlns="http://www.w3.org/1998/Math/MathML" display="block">
  <semantics>
    <mrow>
      <mrow>
        <mo fence="true" stretchy="false">(</mo>
        <mrow>
          <mrow>
            <mi>x</mi>
            <mi>,</mi>
            <mi>y</mi>
            <mi>,</mi>
            <mi>z</mi>
          </mrow>
        </mrow>
        <mo fence="true" stretchy="false">)</mo>
      </mrow>
      <mo stretchy="false">→</mo>
      <mrow>
        <mrow>
          <mn>1000</mn>
          <mo stretchy="false">∗</mo>
          <msup>
            <mi>x</mi>
            <mn>4</mn>
          </msup>
        </mrow>
        <mo stretchy="false">+</mo>
        <msup>
          <mi>y</mi>
          <mn>4</mn>
        </msup>
        <mo stretchy="false">+</mo>
        <mrow>
          <mn>0.001</mn>
          <mo stretchy="false">∗</mo>
          <msup>
            <mi>z</mi>
            <mn>4</mn>
          </msup>
        </mrow>
      </mrow>
      <mtext/>
    </mrow>
    <annotation encoding="StarMath 5.0">(x,y,z)-&gt;1000*x^4+y^4+0.001*z^4"</annotation>
  </semantics>
</math>
</file>